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b5f7" officeooo:paragraph-rsid="0019b5f7"/>
    </style:style>
    <style:style style:name="P2" style:family="paragraph" style:parent-style-name="Standard">
      <style:text-properties officeooo:rsid="0019b5f7" officeooo:paragraph-rsid="0019b5f7"/>
    </style:style>
    <style:style style:name="P3" style:family="paragraph" style:parent-style-name="Standard">
      <style:text-properties fo:font-weight="normal" officeooo:rsid="001a50d5" officeooo:paragraph-rsid="001a50d5" style:font-weight-asian="normal" style:font-weight-complex="normal"/>
    </style:style>
    <style:style style:name="P4" style:family="paragraph" style:parent-style-name="Heading_20_4">
      <style:paragraph-properties fo:margin-top="0.312cm" fo:margin-bottom="0.312cm" style:contextual-spacing="false"/>
    </style:style>
    <style:style style:name="P5" style:family="paragraph" style:parent-style-name="Standard" style:list-style-name="L1">
      <style:text-properties officeooo:paragraph-rsid="0019b5f7"/>
    </style:style>
    <style:style style:name="P6" style:family="paragraph" style:parent-style-name="Standard" style:list-style-name="L1">
      <style:text-properties fo:font-weight="normal" officeooo:rsid="0019b5f7" officeooo:paragraph-rsid="0019b5f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50d5" officeooo:paragraph-rsid="001a50d5" style:font-weight-asian="normal" style:font-weight-complex="normal"/>
    </style:style>
    <style:style style:name="P8" style:family="paragraph" style:parent-style-name="Standard" style:list-style-name="L2">
      <style:paragraph-properties fo:line-height="115%"/>
      <style:text-properties fo:font-weight="normal" officeooo:rsid="001a50d5" officeooo:paragraph-rsid="001a50d5" style:font-weight-asian="normal" style:font-weight-complex="normal"/>
    </style:style>
    <style:style style:name="P9" style:family="paragraph" style:parent-style-name="Standard" style:list-style-name="L3">
      <style:paragraph-properties fo:line-height="115%"/>
      <style:text-properties fo:font-weight="normal" officeooo:rsid="001b6f8d" officeooo:paragraph-rsid="001b6f8d" style:font-weight-asian="normal" style:font-weight-complex="normal"/>
    </style:style>
    <style:style style:name="P10" style:family="paragraph" style:parent-style-name="Standard" style:list-style-name="L5">
      <style:paragraph-properties fo:margin-top="0.101cm" fo:margin-bottom="0.101cm" style:contextual-spacing="false" fo:line-height="115%"/>
      <style:text-properties fo:font-weight="normal" officeooo:rsid="001b6f8d" officeooo:paragraph-rsid="001b6f8d" style:font-weight-asian="normal" style:font-weight-complex="normal"/>
    </style:style>
    <style:style style:name="P11" style:family="paragraph" style:parent-style-name="Standard" style:list-style-name="L5">
      <style:paragraph-properties fo:margin-top="0.101cm" fo:margin-bottom="0.101cm" style:contextual-spacing="false" fo:line-height="115%"/>
      <style:text-properties officeooo:paragraph-rsid="001b6f8d"/>
    </style:style>
    <style:style style:name="P12" style:family="paragraph" style:parent-style-name="Standard" style:list-style-name="L2">
      <style:paragraph-properties fo:line-height="115%"/>
      <style:text-properties officeooo:paragraph-rsid="001a50d5"/>
    </style:style>
    <style:style style:name="P13" style:family="paragraph" style:parent-style-name="Standard">
      <style:text-properties officeooo:rsid="001b6f8d" officeooo:paragraph-rsid="001b6f8d"/>
    </style:style>
    <style:style style:name="P14" style:family="paragraph" style:parent-style-name="Standard" style:list-style-name="L7">
      <style:text-properties officeooo:rsid="001b6f8d" officeooo:paragraph-rsid="001b6f8d"/>
    </style:style>
    <style:style style:name="P15" style:family="paragraph" style:parent-style-name="Standard">
      <style:text-properties officeooo:rsid="0019b5f7" officeooo:paragraph-rsid="0019b5f7"/>
    </style:style>
    <style:style style:name="P16" style:family="paragraph" style:parent-style-name="Text_20_body" style:list-style-name="L3">
      <style:paragraph-properties fo:line-height="115%"/>
      <style:text-properties fo:font-weight="normal" officeooo:rsid="001b6f8d" officeooo:paragraph-rsid="001b6f8d" style:font-weight-asian="normal" style:font-weight-complex="normal"/>
    </style:style>
    <style:style style:name="P17" style:family="paragraph" style:parent-style-name="Text_20_body" style:list-style-name="L5">
      <style:text-properties officeooo:paragraph-rsid="001b6f8d"/>
    </style:style>
    <style:style style:name="P18" style:family="paragraph" style:parent-style-name="Text_20_body" style:list-style-name="L8">
      <style:text-properties officeooo:rsid="001c1450" officeooo:paragraph-rsid="001c1450"/>
    </style:style>
    <style:style style:name="T1" style:family="text">
      <style:text-properties officeooo:rsid="0019b5f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loext:padding="0cm" loext:border="none"/>
    </style:style>
    <style:style style:name="T4" style:family="text">
      <style:text-properties fo:font-weight="normal" officeooo:rsid="001a50d5" style:font-weight-asian="normal" style:font-weight-complex="normal"/>
    </style:style>
    <style:style style:name="T5" style:family="text">
      <style:text-properties fo:font-weight="normal" officeooo:rsid="001b6f8d" style:font-weight-asian="normal" style:font-weight-complex="normal"/>
    </style:style>
    <style:style style:name="T6" style:family="text">
      <style:text-properties fo:font-weight="normal" officeooo:rsid="001b6f8d" style:font-weight-asian="normal" style:font-weight-complex="normal" loext:padding="0cm" loext:border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b5f7" style:font-weight-asian="bold" style:font-weight-complex="bold"/>
    </style:style>
    <style:style style:name="T9" style:family="text">
      <style:text-properties fo:font-weight="bold" style:font-weight-asian="bold" style:font-weight-complex="bold" loext:padding="0cm" loext:border="none"/>
    </style:style>
    <style:style style:name="T10" style:family="text">
      <style:text-properties fo:font-weight="bold" officeooo:rsid="001b6f8d" style:font-weight-asian="bold" style:font-weight-complex="bold"/>
    </style:style>
    <style:style style:name="T11" style:family="text">
      <style:text-properties fo:font-weight="bold" officeooo:rsid="001a50d5" style:font-weight-asian="bold" style:font-weight-complex="bold"/>
    </style:style>
    <style:style style:name="T12" style:family="text">
      <style:text-properties officeooo:rsid="001b6f8d" loext:padding="0cm" loext:border="none"/>
    </style:style>
    <style:style style:name="T13" style:family="text">
      <style:text-properties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/>Pide a una inteligencia artificial que desarrolle un plan de transformación digital de una empresa del sector de tus estudios.</text:p>
      <text:p text:style-name="P2"/>
      <text:p text:style-name="P2">Promp: Haz un plan de transformación digital para una empresa del sector de la programación, este plan debe abordar los siguientes temas:</text:p>
      <text:p text:style-name="P2"/>
      <text:list xml:id="list3449621344" text:style-name="L1">
        <text:list-item>
          <text:p text:style-name="P5"><text:span text:style-name="T1">Comprensión: </text:span><text:span text:style-name="Strong_20_Emphasis"><text:span text:style-name="T3">Comunicación y Fidelización del Cliente</text:span></text:span><text:span text:style-name="T2"> </text:span></text:p>
        </text:list-item>
        <text:list-item>
          <text:p text:style-name="P6">Innovación en Productos y servicios</text:p>
        </text:list-item>
        <text:list-item>
          <text:p text:style-name="P7">Integrar tecnologías</text:p>
        </text:list-item>
        <text:list-item>
          <text:p text:style-name="P7">Automatización de procesos</text:p>
        </text:list-item>
        <text:list-item>
          <text:p text:style-name="P7">Formación continua de empleados</text:p>
        </text:list-item>
      </text:list>
      <text:p text:style-name="P3"/>
      <text:p text:style-name="P3">Respuesta de la IA a mi prompt:</text:p>
      <text:p text:style-name="P3"/>
      <text:h text:style-name="Heading_20_4" text:outline-level="4"><text:span text:style-name="T8">Comprensión: </text:span><text:span text:style-name="Strong_20_Emphasis"><text:span text:style-name="T9">Comunicación y Fidelización del Cliente</text:span></text:span><text:span text:style-name="T7"> </text:span></text:h>
      <text:list xml:id="list2793710357" text:style-name="L2">
        <text:list-item>
          <text:p text:style-name="P8"><text:span text:style-name="T7">Análisis de datos</text:span>: Usar herramientas de análisis para comprender las necesidades y comportamientos del cliente</text:p>
        </text:list-item>
        <text:list-item>
          <text:p text:style-name="P8"><text:span text:style-name="T7">CRM avanzado</text:span>: Implementar un sistema de gestión de relaciones con clientes para personalizar la comunicación y mejorar la fidelización</text:p>
        </text:list-item>
        <text:list-item>
          <text:p text:style-name="P12"><text:span text:style-name="T11">Canales digitales:</text:span><text:span text:style-name="T4"> Ampliar los canales de comunicación (redes sociales, chatbots)</text:span></text:p>
        </text:list-item>
      </text:list>
      <text:h text:style-name="P4" text:outline-level="4">Innovación en Productos y servicios</text:h>
      <text:list xml:id="list1495786696" text:style-name="L3">
        <text:list-item>
          <text:p text:style-name="P9"><text:span text:style-name="T7">I+D:</text:span> Invertir en investigación y desarrollo para crear nuevos productos y mejorar los existentes</text:p>
        </text:list-item>
        <text:list-item>
          <text:p text:style-name="P16"><text:span text:style-name="Strong_20_Emphasis"><text:span text:style-name="T13">Colaboraciones:</text:span></text:span><text:span text:style-name="T13"> Asociarse con startups y universidades para desarrollar soluciones innovadoras.</text:span></text:p>
        </text:list-item>
      </text:list>
      <text:h text:style-name="Heading_20_4" text:outline-level="4">Integrar tecnologías </text:h>
      <text:list xml:id="list4016403203" text:style-name="L5">
        <text:list-item>
          <text:p text:style-name="P10"><text:span text:style-name="T7">Objetivo:</text:span> Mejorar la eficiencia y la capacidad tecnológica</text:p>
        </text:list-item>
        <text:list-item>
          <text:p text:style-name="P11"><text:span text:style-name="T10">Cloud computing:</text:span><text:span text:style-name="T5"> </text:span>Migrar infraestructura y aplicaciones a la nube para <text:span text:style-name="T6">escalabilidad y flexibilidad</text:span></text:p>
        </text:list-item>
        <text:list-item>
          <text:p text:style-name="P17"><text:span text:style-name="Strong_20_Emphasis"><text:span text:style-name="T12">Ciberseguridad:</text:span></text:span><text:span text:style-name="T6"> Implementar robustas estrategias de ciberseguridad para proteger los datos y activos digitales.</text:span></text:p>
        </text:list-item>
      </text:list>
      <text:h text:style-name="Heading_20_4" text:outline-level="4">Automatización de procesos</text:h>
      <text:list xml:id="list86552965" text:style-name="L7">
        <text:list-item>
          <text:p text:style-name="P14"><text:span text:style-name="T9">Objetivo: </text:span><text:span text:style-name="T3">Aumentar la eficiencia operativa</text:span></text:p>
        </text:list-item>
        <text:list-item>
          <text:p text:style-name="P14"><text:span text:style-name="T9">RPA:</text:span><text:span text:style-name="T3"> Introducir Automatización Robótica de Procesos (RPA) para tareas repetitivas y administrativas</text:span></text:p>
        </text:list-item>
        <text:list-item>
          <text:p text:style-name="P14"><text:span text:style-name="T9">Analítica de datos:</text:span><text:span text:style-name="T3"> Usar herramientas de analítica avanzada de datos para optimizar procesos y tomar decisiones informadas</text:span></text:p>
        </text:list-item>
      </text:list>
      <text:p text:style-name="P13"><text:span text:style-name="T3"/></text:p>
      <text:h text:style-name="Heading_20_4" text:outline-level="4">Formación</text:h>
      <text:list xml:id="list1284397832" text:style-name="L8">
        <text:list-item>
          <text:p text:style-name="P18"><text:span text:style-name="T7">Certificaciones:</text:span> Proporcionar acceso a certificaciones y cursos especializados en nuevas tecnología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b5f7" officeooo:paragraph-rsid="0019b5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DIGITALIZACIÓN<text:tab/>Ramón Martin Españ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8T14:37:28.482000000</meta:creation-date>
    <dc:date>2024-10-14T18:51:49.097000000</dc:date>
    <meta:editing-duration>PT16M5S</meta:editing-duration>
    <meta:editing-cycles>4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26" meta:word-count="257" meta:character-count="1814" meta:non-whitespace-character-count="1596"/>
  </office:meta>
</office:document-meta>
</file>